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0.88cm"/>
    </style:style>
    <style:style style:name="co2" style:family="table-column">
      <style:table-column-properties fo:break-before="auto" style:column-width="1.778cm"/>
    </style:style>
    <style:style style:name="co3" style:family="table-column">
      <style:table-column-properties fo:break-before="auto" style:column-width="3.11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[.D2:.D99]" style:apply-style-name="Accent_20_1" style:base-cell-address="'2025-04-10-uo011236-10,000,000-k100-single-iteration-O0-O1-O2-O3-Os-Oz'.B2"/>
    </style:style>
    <style:style style:name="ce2" style:family="table-cell" style:parent-style-name="Default">
      <style:map style:condition="cell-content()=[.D2:.D99]" style:apply-style-name="Accent_20_1" style:base-cell-address="'2025-04-10-uo011236-10,000,000-k100-single-iteration-O0-O1-O2-O3-Os-Oz'.C2"/>
    </style:style>
  </office:automatic-styles>
  <office:body>
    <office:spreadsheet>
      <table:calculation-settings table:automatic-find-labels="false" table:use-regular-expressions="false" table:use-wildcards="true"/>
      <table:table table:name="2025-04-10-uo011236-10,000,000-k100-single-iteration-O0-O1-O2-O3-Os-Oz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2"/>
        <table:table-column table:style-name="co4" table:default-cell-style-name="Default"/>
        <table:table-row table:style-name="ro1">
          <table:table-cell office:value-type="string" calcext:value-type="string">
            <text:p>n</text:p>
          </table:table-cell>
          <table:table-cell table:style-name="Default" office:value-type="string" calcext:value-type="string">
            <text:p>Find (O3)</text:p>
          </table:table-cell>
          <table:table-cell table:style-name="Default" office:value-type="string" calcext:value-type="string">
            <text:p>Insert Cache (O1)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93" calcext:value-type="float">
            <text:p>393</text:p>
          </table:table-cell>
          <table:table-cell office:value-type="float" office:value="182" calcext:value-type="float">
            <text:p>182</text:p>
          </table:table-cell>
          <table:table-cell table:formula="of:=MIN([.B2]; [.C2])"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53" calcext:value-type="float">
            <text:p>553</text:p>
          </table:table-cell>
          <table:table-cell office:value-type="float" office:value="270" calcext:value-type="float">
            <text:p>270</text:p>
          </table:table-cell>
          <table:table-cell table:formula="of:=MIN([.B3]; [.C3])"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8" calcext:value-type="float">
            <text:p>708</text:p>
          </table:table-cell>
          <table:table-cell office:value-type="float" office:value="364" calcext:value-type="float">
            <text:p>364</text:p>
          </table:table-cell>
          <table:table-cell table:formula="of:=MIN([.B4]; [.C4])"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70" calcext:value-type="float">
            <text:p>870</text:p>
          </table:table-cell>
          <table:table-cell office:value-type="float" office:value="443" calcext:value-type="float">
            <text:p>443</text:p>
          </table:table-cell>
          <table:table-cell table:formula="of:=MIN([.B5]; [.C5])"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36" calcext:value-type="float">
            <text:p>1036</text:p>
          </table:table-cell>
          <table:table-cell office:value-type="float" office:value="551" calcext:value-type="float">
            <text:p>551</text:p>
          </table:table-cell>
          <table:table-cell table:formula="of:=MIN([.B6]; [.C6])" office:value-type="float" office:value="551" calcext:value-type="float">
            <text:p>55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24" calcext:value-type="float">
            <text:p>1224</text:p>
          </table:table-cell>
          <table:table-cell office:value-type="float" office:value="654" calcext:value-type="float">
            <text:p>654</text:p>
          </table:table-cell>
          <table:table-cell table:formula="of:=MIN([.B7]; [.C7])" office:value-type="float" office:value="654" calcext:value-type="float">
            <text:p>65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17" calcext:value-type="float">
            <text:p>1417</text:p>
          </table:table-cell>
          <table:table-cell office:value-type="float" office:value="757" calcext:value-type="float">
            <text:p>757</text:p>
          </table:table-cell>
          <table:table-cell table:formula="of:=MIN([.B8]; [.C8])" office:value-type="float" office:value="757" calcext:value-type="float">
            <text:p>75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96" calcext:value-type="float">
            <text:p>1596</text:p>
          </table:table-cell>
          <table:table-cell office:value-type="float" office:value="871" calcext:value-type="float">
            <text:p>871</text:p>
          </table:table-cell>
          <table:table-cell table:formula="of:=MIN([.B9]; [.C9])" office:value-type="float" office:value="871" calcext:value-type="float">
            <text:p>87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55" calcext:value-type="float">
            <text:p>1755</text:p>
          </table:table-cell>
          <table:table-cell office:value-type="float" office:value="988" calcext:value-type="float">
            <text:p>988</text:p>
          </table:table-cell>
          <table:table-cell table:formula="of:=MIN([.B10]; [.C10])" office:value-type="float" office:value="988" calcext:value-type="float">
            <text:p>9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06" calcext:value-type="float">
            <text:p>1906</text:p>
          </table:table-cell>
          <table:table-cell office:value-type="float" office:value="1106" calcext:value-type="float">
            <text:p>1106</text:p>
          </table:table-cell>
          <table:table-cell table:formula="of:=MIN([.B11]; [.C11])" office:value-type="float" office:value="1106" calcext:value-type="float">
            <text:p>11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66" calcext:value-type="float">
            <text:p>2066</text:p>
          </table:table-cell>
          <table:table-cell office:value-type="float" office:value="1231" calcext:value-type="float">
            <text:p>1231</text:p>
          </table:table-cell>
          <table:table-cell table:formula="of:=MIN([.B12]; [.C12])" office:value-type="float" office:value="1231" calcext:value-type="float">
            <text:p>123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245" calcext:value-type="float">
            <text:p>2245</text:p>
          </table:table-cell>
          <table:table-cell office:value-type="float" office:value="1336" calcext:value-type="float">
            <text:p>1336</text:p>
          </table:table-cell>
          <table:table-cell table:formula="of:=MIN([.B13]; [.C13])" office:value-type="float" office:value="1336" calcext:value-type="float">
            <text:p>13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20" calcext:value-type="float">
            <text:p>2420</text:p>
          </table:table-cell>
          <table:table-cell office:value-type="float" office:value="1485" calcext:value-type="float">
            <text:p>1485</text:p>
          </table:table-cell>
          <table:table-cell table:formula="of:=MIN([.B14]; [.C14])" office:value-type="float" office:value="1485" calcext:value-type="float">
            <text:p>148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15" calcext:value-type="float">
            <text:p>2615</text:p>
          </table:table-cell>
          <table:table-cell office:value-type="float" office:value="1613" calcext:value-type="float">
            <text:p>1613</text:p>
          </table:table-cell>
          <table:table-cell table:formula="of:=MIN([.B15]; [.C15])" office:value-type="float" office:value="1613" calcext:value-type="float">
            <text:p>16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87" calcext:value-type="float">
            <text:p>2787</text:p>
          </table:table-cell>
          <table:table-cell office:value-type="float" office:value="1759" calcext:value-type="float">
            <text:p>1759</text:p>
          </table:table-cell>
          <table:table-cell table:formula="of:=MIN([.B16]; [.C16])" office:value-type="float" office:value="1759" calcext:value-type="float">
            <text:p>175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955" calcext:value-type="float">
            <text:p>2955</text:p>
          </table:table-cell>
          <table:table-cell office:value-type="float" office:value="1893" calcext:value-type="float">
            <text:p>1893</text:p>
          </table:table-cell>
          <table:table-cell table:formula="of:=MIN([.B17]; [.C17])" office:value-type="float" office:value="1893" calcext:value-type="float">
            <text:p>189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94" calcext:value-type="float">
            <text:p>3094</text:p>
          </table:table-cell>
          <table:table-cell office:value-type="float" office:value="2052" calcext:value-type="float">
            <text:p>2052</text:p>
          </table:table-cell>
          <table:table-cell table:formula="of:=MIN([.B18]; [.C18])" office:value-type="float" office:value="2052" calcext:value-type="float">
            <text:p>205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305" calcext:value-type="float">
            <text:p>3305</text:p>
          </table:table-cell>
          <table:table-cell office:value-type="float" office:value="2215" calcext:value-type="float">
            <text:p>2215</text:p>
          </table:table-cell>
          <table:table-cell table:formula="of:=MIN([.B19]; [.C19])" office:value-type="float" office:value="2215" calcext:value-type="float">
            <text:p>221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456" calcext:value-type="float">
            <text:p>3456</text:p>
          </table:table-cell>
          <table:table-cell office:value-type="float" office:value="2352" calcext:value-type="float">
            <text:p>2352</text:p>
          </table:table-cell>
          <table:table-cell table:formula="of:=MIN([.B20]; [.C20])" office:value-type="float" office:value="2352" calcext:value-type="float">
            <text:p>235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671" calcext:value-type="float">
            <text:p>3671</text:p>
          </table:table-cell>
          <table:table-cell office:value-type="float" office:value="2546" calcext:value-type="float">
            <text:p>2546</text:p>
          </table:table-cell>
          <table:table-cell table:formula="of:=MIN([.B21]; [.C21])" office:value-type="float" office:value="2546" calcext:value-type="float">
            <text:p>254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789" calcext:value-type="float">
            <text:p>3789</text:p>
          </table:table-cell>
          <table:table-cell office:value-type="float" office:value="2681" calcext:value-type="float">
            <text:p>2681</text:p>
          </table:table-cell>
          <table:table-cell table:formula="of:=MIN([.B22]; [.C22])" office:value-type="float" office:value="2681" calcext:value-type="float">
            <text:p>268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013" calcext:value-type="float">
            <text:p>4013</text:p>
          </table:table-cell>
          <table:table-cell office:value-type="float" office:value="2866" calcext:value-type="float">
            <text:p>2866</text:p>
          </table:table-cell>
          <table:table-cell table:formula="of:=MIN([.B23]; [.C23])" office:value-type="float" office:value="2866" calcext:value-type="float">
            <text:p>286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216" calcext:value-type="float">
            <text:p>4216</text:p>
          </table:table-cell>
          <table:table-cell office:value-type="float" office:value="3022" calcext:value-type="float">
            <text:p>3022</text:p>
          </table:table-cell>
          <table:table-cell table:formula="of:=MIN([.B24]; [.C24])" office:value-type="float" office:value="3022" calcext:value-type="float">
            <text:p>302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324" calcext:value-type="float">
            <text:p>4324</text:p>
          </table:table-cell>
          <table:table-cell office:value-type="float" office:value="3197" calcext:value-type="float">
            <text:p>3197</text:p>
          </table:table-cell>
          <table:table-cell table:formula="of:=MIN([.B25]; [.C25])" office:value-type="float" office:value="3197" calcext:value-type="float">
            <text:p>319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524" calcext:value-type="float">
            <text:p>4524</text:p>
          </table:table-cell>
          <table:table-cell office:value-type="float" office:value="3389" calcext:value-type="float">
            <text:p>3389</text:p>
          </table:table-cell>
          <table:table-cell table:formula="of:=MIN([.B26]; [.C26])" office:value-type="float" office:value="3389" calcext:value-type="float">
            <text:p>338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702" calcext:value-type="float">
            <text:p>4702</text:p>
          </table:table-cell>
          <table:table-cell office:value-type="float" office:value="3560" calcext:value-type="float">
            <text:p>3560</text:p>
          </table:table-cell>
          <table:table-cell table:formula="of:=MIN([.B27]; [.C27])" office:value-type="float" office:value="3560" calcext:value-type="float">
            <text:p>356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890" calcext:value-type="float">
            <text:p>4890</text:p>
          </table:table-cell>
          <table:table-cell office:value-type="float" office:value="3774" calcext:value-type="float">
            <text:p>3774</text:p>
          </table:table-cell>
          <table:table-cell table:formula="of:=MIN([.B28]; [.C28])" office:value-type="float" office:value="3774" calcext:value-type="float">
            <text:p>377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77" calcext:value-type="float">
            <text:p>5077</text:p>
          </table:table-cell>
          <table:table-cell office:value-type="float" office:value="3973" calcext:value-type="float">
            <text:p>3973</text:p>
          </table:table-cell>
          <table:table-cell table:formula="of:=MIN([.B29]; [.C29])" office:value-type="float" office:value="3973" calcext:value-type="float">
            <text:p>397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258" calcext:value-type="float">
            <text:p>5258</text:p>
          </table:table-cell>
          <table:table-cell office:value-type="float" office:value="4196" calcext:value-type="float">
            <text:p>4196</text:p>
          </table:table-cell>
          <table:table-cell table:formula="of:=MIN([.B30]; [.C30])" office:value-type="float" office:value="4196" calcext:value-type="float">
            <text:p>419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481" calcext:value-type="float">
            <text:p>5481</text:p>
          </table:table-cell>
          <table:table-cell office:value-type="float" office:value="4388" calcext:value-type="float">
            <text:p>4388</text:p>
          </table:table-cell>
          <table:table-cell table:formula="of:=MIN([.B31]; [.C31])" office:value-type="float" office:value="4388" calcext:value-type="float">
            <text:p>438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721" calcext:value-type="float">
            <text:p>5721</text:p>
          </table:table-cell>
          <table:table-cell office:value-type="float" office:value="4612" calcext:value-type="float">
            <text:p>4612</text:p>
          </table:table-cell>
          <table:table-cell table:formula="of:=MIN([.B32]; [.C32])" office:value-type="float" office:value="4612" calcext:value-type="float">
            <text:p>461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870" calcext:value-type="float">
            <text:p>5870</text:p>
          </table:table-cell>
          <table:table-cell office:value-type="float" office:value="4820" calcext:value-type="float">
            <text:p>4820</text:p>
          </table:table-cell>
          <table:table-cell table:formula="of:=MIN([.B33]; [.C33])" office:value-type="float" office:value="4820" calcext:value-type="float">
            <text:p>482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058" calcext:value-type="float">
            <text:p>6058</text:p>
          </table:table-cell>
          <table:table-cell office:value-type="float" office:value="5003" calcext:value-type="float">
            <text:p>5003</text:p>
          </table:table-cell>
          <table:table-cell table:formula="of:=MIN([.B34]; [.C34])" office:value-type="float" office:value="5003" calcext:value-type="float">
            <text:p>500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250" calcext:value-type="float">
            <text:p>6250</text:p>
          </table:table-cell>
          <table:table-cell office:value-type="float" office:value="5219" calcext:value-type="float">
            <text:p>5219</text:p>
          </table:table-cell>
          <table:table-cell table:formula="of:=MIN([.B35]; [.C35])" office:value-type="float" office:value="5219" calcext:value-type="float">
            <text:p>521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453" calcext:value-type="float">
            <text:p>6453</text:p>
          </table:table-cell>
          <table:table-cell office:value-type="float" office:value="5447" calcext:value-type="float">
            <text:p>5447</text:p>
          </table:table-cell>
          <table:table-cell table:formula="of:=MIN([.B36]; [.C36])" office:value-type="float" office:value="5447" calcext:value-type="float">
            <text:p>544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627" calcext:value-type="float">
            <text:p>6627</text:p>
          </table:table-cell>
          <table:table-cell office:value-type="float" office:value="5676" calcext:value-type="float">
            <text:p>5676</text:p>
          </table:table-cell>
          <table:table-cell table:formula="of:=MIN([.B37]; [.C37])" office:value-type="float" office:value="5676" calcext:value-type="float">
            <text:p>567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853" calcext:value-type="float">
            <text:p>6853</text:p>
          </table:table-cell>
          <table:table-cell office:value-type="float" office:value="5954" calcext:value-type="float">
            <text:p>5954</text:p>
          </table:table-cell>
          <table:table-cell table:formula="of:=MIN([.B38]; [.C38])" office:value-type="float" office:value="5954" calcext:value-type="float">
            <text:p>595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053" calcext:value-type="float">
            <text:p>7053</text:p>
          </table:table-cell>
          <table:table-cell office:value-type="float" office:value="6202" calcext:value-type="float">
            <text:p>6202</text:p>
          </table:table-cell>
          <table:table-cell table:formula="of:=MIN([.B39]; [.C39])" office:value-type="float" office:value="6202" calcext:value-type="float">
            <text:p>620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462" calcext:value-type="float">
            <text:p>7462</text:p>
          </table:table-cell>
          <table:table-cell office:value-type="float" office:value="6409" calcext:value-type="float">
            <text:p>6409</text:p>
          </table:table-cell>
          <table:table-cell table:formula="of:=MIN([.B40]; [.C40])" office:value-type="float" office:value="6409" calcext:value-type="float">
            <text:p>640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610" calcext:value-type="float">
            <text:p>7610</text:p>
          </table:table-cell>
          <table:table-cell office:value-type="float" office:value="6637" calcext:value-type="float">
            <text:p>6637</text:p>
          </table:table-cell>
          <table:table-cell table:formula="of:=MIN([.B41]; [.C41])" office:value-type="float" office:value="6637" calcext:value-type="float">
            <text:p>663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824" calcext:value-type="float">
            <text:p>7824</text:p>
          </table:table-cell>
          <table:table-cell office:value-type="float" office:value="6883" calcext:value-type="float">
            <text:p>6883</text:p>
          </table:table-cell>
          <table:table-cell table:formula="of:=MIN([.B42]; [.C42])" office:value-type="float" office:value="6883" calcext:value-type="float">
            <text:p>688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046" calcext:value-type="float">
            <text:p>8046</text:p>
          </table:table-cell>
          <table:table-cell office:value-type="float" office:value="7132" calcext:value-type="float">
            <text:p>7132</text:p>
          </table:table-cell>
          <table:table-cell table:formula="of:=MIN([.B43]; [.C43])" office:value-type="float" office:value="7132" calcext:value-type="float">
            <text:p>713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264" calcext:value-type="float">
            <text:p>8264</text:p>
          </table:table-cell>
          <table:table-cell office:value-type="float" office:value="7374" calcext:value-type="float">
            <text:p>7374</text:p>
          </table:table-cell>
          <table:table-cell table:formula="of:=MIN([.B44]; [.C44])" office:value-type="float" office:value="7374" calcext:value-type="float">
            <text:p>737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462" calcext:value-type="float">
            <text:p>8462</text:p>
          </table:table-cell>
          <table:table-cell office:value-type="float" office:value="7638" calcext:value-type="float">
            <text:p>7638</text:p>
          </table:table-cell>
          <table:table-cell table:formula="of:=MIN([.B45]; [.C45])" office:value-type="float" office:value="7638" calcext:value-type="float">
            <text:p>763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713" calcext:value-type="float">
            <text:p>8713</text:p>
          </table:table-cell>
          <table:table-cell office:value-type="float" office:value="7936" calcext:value-type="float">
            <text:p>7936</text:p>
          </table:table-cell>
          <table:table-cell table:formula="of:=MIN([.B46]; [.C46])" office:value-type="float" office:value="7936" calcext:value-type="float">
            <text:p>793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954" calcext:value-type="float">
            <text:p>8954</text:p>
          </table:table-cell>
          <table:table-cell office:value-type="float" office:value="8188" calcext:value-type="float">
            <text:p>8188</text:p>
          </table:table-cell>
          <table:table-cell table:formula="of:=MIN([.B47]; [.C47])" office:value-type="float" office:value="8188" calcext:value-type="float">
            <text:p>818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424" calcext:value-type="float">
            <text:p>9424</text:p>
          </table:table-cell>
          <table:table-cell office:value-type="float" office:value="8417" calcext:value-type="float">
            <text:p>8417</text:p>
          </table:table-cell>
          <table:table-cell table:formula="of:=MIN([.B48]; [.C48])" office:value-type="float" office:value="8417" calcext:value-type="float">
            <text:p>841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604" calcext:value-type="float">
            <text:p>9604</text:p>
          </table:table-cell>
          <table:table-cell office:value-type="float" office:value="8695" calcext:value-type="float">
            <text:p>8695</text:p>
          </table:table-cell>
          <table:table-cell table:formula="of:=MIN([.B49]; [.C49])" office:value-type="float" office:value="8695" calcext:value-type="float">
            <text:p>869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854" calcext:value-type="float">
            <text:p>9854</text:p>
          </table:table-cell>
          <table:table-cell office:value-type="float" office:value="8973" calcext:value-type="float">
            <text:p>8973</text:p>
          </table:table-cell>
          <table:table-cell table:formula="of:=MIN([.B50]; [.C50])" office:value-type="float" office:value="8973" calcext:value-type="float">
            <text:p>897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044" calcext:value-type="float">
            <text:p>10044</text:p>
          </table:table-cell>
          <table:table-cell office:value-type="float" office:value="9213" calcext:value-type="float">
            <text:p>9213</text:p>
          </table:table-cell>
          <table:table-cell table:formula="of:=MIN([.B51]; [.C51])" office:value-type="float" office:value="9213" calcext:value-type="float">
            <text:p>921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229" calcext:value-type="float">
            <text:p>10229</text:p>
          </table:table-cell>
          <table:table-cell office:value-type="float" office:value="9502" calcext:value-type="float">
            <text:p>9502</text:p>
          </table:table-cell>
          <table:table-cell table:formula="of:=MIN([.B52]; [.C52])" office:value-type="float" office:value="9502" calcext:value-type="float">
            <text:p>950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480" calcext:value-type="float">
            <text:p>10480</text:p>
          </table:table-cell>
          <table:table-cell office:value-type="float" office:value="9809" calcext:value-type="float">
            <text:p>9809</text:p>
          </table:table-cell>
          <table:table-cell table:formula="of:=MIN([.B53]; [.C53])" office:value-type="float" office:value="9809" calcext:value-type="float">
            <text:p>980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690" calcext:value-type="float">
            <text:p>10690</text:p>
          </table:table-cell>
          <table:table-cell office:value-type="float" office:value="10065" calcext:value-type="float">
            <text:p>10065</text:p>
          </table:table-cell>
          <table:table-cell table:formula="of:=MIN([.B54]; [.C54])" office:value-type="float" office:value="10065" calcext:value-type="float">
            <text:p>1006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901" calcext:value-type="float">
            <text:p>10901</text:p>
          </table:table-cell>
          <table:table-cell office:value-type="float" office:value="10409" calcext:value-type="float">
            <text:p>10409</text:p>
          </table:table-cell>
          <table:table-cell table:formula="of:=MIN([.B55]; [.C55])" office:value-type="float" office:value="10409" calcext:value-type="float">
            <text:p>1040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1322" calcext:value-type="float">
            <text:p>11322</text:p>
          </table:table-cell>
          <table:table-cell office:value-type="float" office:value="10617" calcext:value-type="float">
            <text:p>10617</text:p>
          </table:table-cell>
          <table:table-cell table:formula="of:=MIN([.B56]; [.C56])" office:value-type="float" office:value="10617" calcext:value-type="float">
            <text:p>1061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1459" calcext:value-type="float">
            <text:p>11459</text:p>
          </table:table-cell>
          <table:table-cell office:value-type="float" office:value="10955" calcext:value-type="float">
            <text:p>10955</text:p>
          </table:table-cell>
          <table:table-cell table:formula="of:=MIN([.B57]; [.C57])" office:value-type="float" office:value="10955" calcext:value-type="float">
            <text:p>1095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1666" calcext:value-type="float">
            <text:p>11666</text:p>
          </table:table-cell>
          <table:table-cell office:value-type="float" office:value="11246" calcext:value-type="float">
            <text:p>11246</text:p>
          </table:table-cell>
          <table:table-cell table:formula="of:=MIN([.B58]; [.C58])" office:value-type="float" office:value="11246" calcext:value-type="float">
            <text:p>1124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033" calcext:value-type="float">
            <text:p>12033</text:p>
          </table:table-cell>
          <table:table-cell office:value-type="float" office:value="11541" calcext:value-type="float">
            <text:p>11541</text:p>
          </table:table-cell>
          <table:table-cell table:formula="of:=MIN([.B59]; [.C59])" office:value-type="float" office:value="11541" calcext:value-type="float">
            <text:p>1154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2103" calcext:value-type="float">
            <text:p>12103</text:p>
          </table:table-cell>
          <table:table-cell office:value-type="float" office:value="11861" calcext:value-type="float">
            <text:p>11861</text:p>
          </table:table-cell>
          <table:table-cell table:formula="of:=MIN([.B60]; [.C60])" office:value-type="float" office:value="11861" calcext:value-type="float">
            <text:p>1186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2346" calcext:value-type="float">
            <text:p>12346</text:p>
          </table:table-cell>
          <table:table-cell office:value-type="float" office:value="12209" calcext:value-type="float">
            <text:p>12209</text:p>
          </table:table-cell>
          <table:table-cell table:formula="of:=MIN([.B61]; [.C61])" office:value-type="float" office:value="12209" calcext:value-type="float">
            <text:p>1220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2582" calcext:value-type="float">
            <text:p>12582</text:p>
          </table:table-cell>
          <table:table-cell office:value-type="float" office:value="12453" calcext:value-type="float">
            <text:p>12453</text:p>
          </table:table-cell>
          <table:table-cell table:formula="of:=MIN([.B62]; [.C62])" office:value-type="float" office:value="12453" calcext:value-type="float">
            <text:p>1245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2755" calcext:value-type="float">
            <text:p>12755</text:p>
          </table:table-cell>
          <table:table-cell office:value-type="float" office:value="12806" calcext:value-type="float">
            <text:p>12806</text:p>
          </table:table-cell>
          <table:table-cell table:formula="of:=MIN([.B63]; [.C63])" office:value-type="float" office:value="12755" calcext:value-type="float">
            <text:p>1275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3357" calcext:value-type="float">
            <text:p>13357</text:p>
          </table:table-cell>
          <table:table-cell office:value-type="float" office:value="13158" calcext:value-type="float">
            <text:p>13158</text:p>
          </table:table-cell>
          <table:table-cell table:formula="of:=MIN([.B64]; [.C64])" office:value-type="float" office:value="13158" calcext:value-type="float">
            <text:p>1315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3569" calcext:value-type="float">
            <text:p>13569</text:p>
          </table:table-cell>
          <table:table-cell office:value-type="float" office:value="13437" calcext:value-type="float">
            <text:p>13437</text:p>
          </table:table-cell>
          <table:table-cell table:formula="of:=MIN([.B65]; [.C65])" office:value-type="float" office:value="13437" calcext:value-type="float">
            <text:p>1343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3727" calcext:value-type="float">
            <text:p>13727</text:p>
          </table:table-cell>
          <table:table-cell office:value-type="float" office:value="13753" calcext:value-type="float">
            <text:p>13753</text:p>
          </table:table-cell>
          <table:table-cell table:formula="of:=MIN([.B66]; [.C66])" office:value-type="float" office:value="13727" calcext:value-type="float">
            <text:p>1372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3931" calcext:value-type="float">
            <text:p>13931</text:p>
          </table:table-cell>
          <table:table-cell office:value-type="float" office:value="14044" calcext:value-type="float">
            <text:p>14044</text:p>
          </table:table-cell>
          <table:table-cell table:formula="of:=MIN([.B67]; [.C67])" office:value-type="float" office:value="13931" calcext:value-type="float">
            <text:p>1393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184" calcext:value-type="float">
            <text:p>14184</text:p>
          </table:table-cell>
          <table:table-cell office:value-type="float" office:value="14394" calcext:value-type="float">
            <text:p>14394</text:p>
          </table:table-cell>
          <table:table-cell table:formula="of:=MIN([.B68]; [.C68])" office:value-type="float" office:value="14184" calcext:value-type="float">
            <text:p>1418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358" calcext:value-type="float">
            <text:p>14358</text:p>
          </table:table-cell>
          <table:table-cell office:value-type="float" office:value="14731" calcext:value-type="float">
            <text:p>14731</text:p>
          </table:table-cell>
          <table:table-cell table:formula="of:=MIN([.B69]; [.C69])" office:value-type="float" office:value="14358" calcext:value-type="float">
            <text:p>1435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611" calcext:value-type="float">
            <text:p>14611</text:p>
          </table:table-cell>
          <table:table-cell office:value-type="float" office:value="15088" calcext:value-type="float">
            <text:p>15088</text:p>
          </table:table-cell>
          <table:table-cell table:formula="of:=MIN([.B70]; [.C70])" office:value-type="float" office:value="14611" calcext:value-type="float">
            <text:p>1461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838" calcext:value-type="float">
            <text:p>14838</text:p>
          </table:table-cell>
          <table:table-cell office:value-type="float" office:value="15405" calcext:value-type="float">
            <text:p>15405</text:p>
          </table:table-cell>
          <table:table-cell table:formula="of:=MIN([.B71]; [.C71])" office:value-type="float" office:value="14838" calcext:value-type="float">
            <text:p>1483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5584" calcext:value-type="float">
            <text:p>15584</text:p>
          </table:table-cell>
          <table:table-cell office:value-type="float" office:value="15786" calcext:value-type="float">
            <text:p>15786</text:p>
          </table:table-cell>
          <table:table-cell table:formula="of:=MIN([.B72]; [.C72])" office:value-type="float" office:value="15584" calcext:value-type="float">
            <text:p>1558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820" calcext:value-type="float">
            <text:p>15820</text:p>
          </table:table-cell>
          <table:table-cell office:value-type="float" office:value="16080" calcext:value-type="float">
            <text:p>16080</text:p>
          </table:table-cell>
          <table:table-cell table:formula="of:=MIN([.B73]; [.C73])" office:value-type="float" office:value="15820" calcext:value-type="float">
            <text:p>1582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974" calcext:value-type="float">
            <text:p>15974</text:p>
          </table:table-cell>
          <table:table-cell office:value-type="float" office:value="16485" calcext:value-type="float">
            <text:p>16485</text:p>
          </table:table-cell>
          <table:table-cell table:formula="of:=MIN([.B74]; [.C74])" office:value-type="float" office:value="15974" calcext:value-type="float">
            <text:p>1597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6232" calcext:value-type="float">
            <text:p>16232</text:p>
          </table:table-cell>
          <table:table-cell office:value-type="float" office:value="16808" calcext:value-type="float">
            <text:p>16808</text:p>
          </table:table-cell>
          <table:table-cell table:formula="of:=MIN([.B75]; [.C75])" office:value-type="float" office:value="16232" calcext:value-type="float">
            <text:p>1623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6459" calcext:value-type="float">
            <text:p>16459</text:p>
          </table:table-cell>
          <table:table-cell office:value-type="float" office:value="17127" calcext:value-type="float">
            <text:p>17127</text:p>
          </table:table-cell>
          <table:table-cell table:formula="of:=MIN([.B76]; [.C76])" office:value-type="float" office:value="16459" calcext:value-type="float">
            <text:p>1645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6694" calcext:value-type="float">
            <text:p>16694</text:p>
          </table:table-cell>
          <table:table-cell office:value-type="float" office:value="17567" calcext:value-type="float">
            <text:p>17567</text:p>
          </table:table-cell>
          <table:table-cell table:formula="of:=MIN([.B77]; [.C77])" office:value-type="float" office:value="16694" calcext:value-type="float">
            <text:p>1669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6909" calcext:value-type="float">
            <text:p>16909</text:p>
          </table:table-cell>
          <table:table-cell office:value-type="float" office:value="17894" calcext:value-type="float">
            <text:p>17894</text:p>
          </table:table-cell>
          <table:table-cell table:formula="of:=MIN([.B78]; [.C78])" office:value-type="float" office:value="16909" calcext:value-type="float">
            <text:p>1690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7135" calcext:value-type="float">
            <text:p>17135</text:p>
          </table:table-cell>
          <table:table-cell office:value-type="float" office:value="18232" calcext:value-type="float">
            <text:p>18232</text:p>
          </table:table-cell>
          <table:table-cell table:formula="of:=MIN([.B79]; [.C79])" office:value-type="float" office:value="17135" calcext:value-type="float">
            <text:p>1713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7691" calcext:value-type="float">
            <text:p>17691</text:p>
          </table:table-cell>
          <table:table-cell office:value-type="float" office:value="18633" calcext:value-type="float">
            <text:p>18633</text:p>
          </table:table-cell>
          <table:table-cell table:formula="of:=MIN([.B80]; [.C80])" office:value-type="float" office:value="17691" calcext:value-type="float">
            <text:p>1769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7880" calcext:value-type="float">
            <text:p>17880</text:p>
          </table:table-cell>
          <table:table-cell office:value-type="float" office:value="18966" calcext:value-type="float">
            <text:p>18966</text:p>
          </table:table-cell>
          <table:table-cell table:formula="of:=MIN([.B81]; [.C81])" office:value-type="float" office:value="17880" calcext:value-type="float">
            <text:p>1788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8122" calcext:value-type="float">
            <text:p>18122</text:p>
          </table:table-cell>
          <table:table-cell office:value-type="float" office:value="19363" calcext:value-type="float">
            <text:p>19363</text:p>
          </table:table-cell>
          <table:table-cell table:formula="of:=MIN([.B82]; [.C82])" office:value-type="float" office:value="18122" calcext:value-type="float">
            <text:p>1812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8336" calcext:value-type="float">
            <text:p>18336</text:p>
          </table:table-cell>
          <table:table-cell office:value-type="float" office:value="19750" calcext:value-type="float">
            <text:p>19750</text:p>
          </table:table-cell>
          <table:table-cell table:formula="of:=MIN([.B83]; [.C83])" office:value-type="float" office:value="18336" calcext:value-type="float">
            <text:p>1833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8500" calcext:value-type="float">
            <text:p>18500</text:p>
          </table:table-cell>
          <table:table-cell office:value-type="float" office:value="20201" calcext:value-type="float">
            <text:p>20201</text:p>
          </table:table-cell>
          <table:table-cell table:formula="of:=MIN([.B84]; [.C84])" office:value-type="float" office:value="18500" calcext:value-type="float">
            <text:p>1850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8751" calcext:value-type="float">
            <text:p>18751</text:p>
          </table:table-cell>
          <table:table-cell office:value-type="float" office:value="20511" calcext:value-type="float">
            <text:p>20511</text:p>
          </table:table-cell>
          <table:table-cell table:formula="of:=MIN([.B85]; [.C85])" office:value-type="float" office:value="18751" calcext:value-type="float">
            <text:p>1875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8977" calcext:value-type="float">
            <text:p>18977</text:p>
          </table:table-cell>
          <table:table-cell office:value-type="float" office:value="20922" calcext:value-type="float">
            <text:p>20922</text:p>
          </table:table-cell>
          <table:table-cell table:formula="of:=MIN([.B86]; [.C86])" office:value-type="float" office:value="18977" calcext:value-type="float">
            <text:p>1897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9300" calcext:value-type="float">
            <text:p>19300</text:p>
          </table:table-cell>
          <table:table-cell office:value-type="float" office:value="21295" calcext:value-type="float">
            <text:p>21295</text:p>
          </table:table-cell>
          <table:table-cell table:formula="of:=MIN([.B87]; [.C87])" office:value-type="float" office:value="19300" calcext:value-type="float">
            <text:p>1930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9765" calcext:value-type="float">
            <text:p>19765</text:p>
          </table:table-cell>
          <table:table-cell office:value-type="float" office:value="21681" calcext:value-type="float">
            <text:p>21681</text:p>
          </table:table-cell>
          <table:table-cell table:formula="of:=MIN([.B88]; [.C88])" office:value-type="float" office:value="19765" calcext:value-type="float">
            <text:p>1976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9993" calcext:value-type="float">
            <text:p>19993</text:p>
          </table:table-cell>
          <table:table-cell office:value-type="float" office:value="22078" calcext:value-type="float">
            <text:p>22078</text:p>
          </table:table-cell>
          <table:table-cell table:formula="of:=MIN([.B89]; [.C89])" office:value-type="float" office:value="19993" calcext:value-type="float">
            <text:p>1999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0143" calcext:value-type="float">
            <text:p>20143</text:p>
          </table:table-cell>
          <table:table-cell office:value-type="float" office:value="22520" calcext:value-type="float">
            <text:p>22520</text:p>
          </table:table-cell>
          <table:table-cell table:formula="of:=MIN([.B90]; [.C90])" office:value-type="float" office:value="20143" calcext:value-type="float">
            <text:p>2014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445" calcext:value-type="float">
            <text:p>20445</text:p>
          </table:table-cell>
          <table:table-cell office:value-type="float" office:value="22960" calcext:value-type="float">
            <text:p>22960</text:p>
          </table:table-cell>
          <table:table-cell table:formula="of:=MIN([.B91]; [.C91])" office:value-type="float" office:value="20445" calcext:value-type="float">
            <text:p>2044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0611" calcext:value-type="float">
            <text:p>20611</text:p>
          </table:table-cell>
          <table:table-cell office:value-type="float" office:value="23320" calcext:value-type="float">
            <text:p>23320</text:p>
          </table:table-cell>
          <table:table-cell table:formula="of:=MIN([.B92]; [.C92])" office:value-type="float" office:value="20611" calcext:value-type="float">
            <text:p>2061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0909" calcext:value-type="float">
            <text:p>20909</text:p>
          </table:table-cell>
          <table:table-cell office:value-type="float" office:value="23764" calcext:value-type="float">
            <text:p>23764</text:p>
          </table:table-cell>
          <table:table-cell table:formula="of:=MIN([.B93]; [.C93])" office:value-type="float" office:value="20909" calcext:value-type="float">
            <text:p>2090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1150" calcext:value-type="float">
            <text:p>21150</text:p>
          </table:table-cell>
          <table:table-cell office:value-type="float" office:value="24215" calcext:value-type="float">
            <text:p>24215</text:p>
          </table:table-cell>
          <table:table-cell table:formula="of:=MIN([.B94]; [.C94])" office:value-type="float" office:value="21150" calcext:value-type="float">
            <text:p>2115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1388" calcext:value-type="float">
            <text:p>21388</text:p>
          </table:table-cell>
          <table:table-cell office:value-type="float" office:value="24659" calcext:value-type="float">
            <text:p>24659</text:p>
          </table:table-cell>
          <table:table-cell table:formula="of:=MIN([.B95]; [.C95])" office:value-type="float" office:value="21388" calcext:value-type="float">
            <text:p>2138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1718" calcext:value-type="float">
            <text:p>21718</text:p>
          </table:table-cell>
          <table:table-cell office:value-type="float" office:value="24932" calcext:value-type="float">
            <text:p>24932</text:p>
          </table:table-cell>
          <table:table-cell table:formula="of:=MIN([.B96]; [.C96])" office:value-type="float" office:value="21718" calcext:value-type="float">
            <text:p>2171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1987" calcext:value-type="float">
            <text:p>21987</text:p>
          </table:table-cell>
          <table:table-cell office:value-type="float" office:value="25482" calcext:value-type="float">
            <text:p>25482</text:p>
          </table:table-cell>
          <table:table-cell table:formula="of:=MIN([.B97]; [.C97])" office:value-type="float" office:value="21987" calcext:value-type="float">
            <text:p>2198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2139" calcext:value-type="float">
            <text:p>22139</text:p>
          </table:table-cell>
          <table:table-cell office:value-type="float" office:value="25845" calcext:value-type="float">
            <text:p>25845</text:p>
          </table:table-cell>
          <table:table-cell table:formula="of:=MIN([.B98]; [.C98])" office:value-type="float" office:value="22139" calcext:value-type="float">
            <text:p>2213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2354" calcext:value-type="float">
            <text:p>22354</text:p>
          </table:table-cell>
          <table:table-cell office:value-type="float" office:value="26332" calcext:value-type="float">
            <text:p>26332</text:p>
          </table:table-cell>
          <table:table-cell table:formula="of:=MIN([.B99]; [.C99])" office:value-type="float" office:value="22354" calcext:value-type="float">
            <text:p>22354</text:p>
          </table:table-cell>
        </table:table-row>
        <calcext:conditional-formats>
          <calcext:conditional-format calcext:target-range-address="'2025-04-10-uo011236-10,000,000-k100-single-iteration-O0-O1-O2-O3-Os-Oz'.C2:'2025-04-10-uo011236-10,000,000-k100-single-iteration-O0-O1-O2-O3-Os-Oz'.C99">
            <calcext:condition calcext:apply-style-name="Accent 1" calcext:value="=[.D2:.D99]" calcext:base-cell-address="'2025-04-10-uo011236-10,000,000-k100-single-iteration-O0-O1-O2-O3-Os-Oz'.C2"/>
          </calcext:conditional-format>
          <calcext:conditional-format calcext:target-range-address="'2025-04-10-uo011236-10,000,000-k100-single-iteration-O0-O1-O2-O3-Os-Oz'.B2:'2025-04-10-uo011236-10,000,000-k100-single-iteration-O0-O1-O2-O3-Os-Oz'.B99">
            <calcext:condition calcext:apply-style-name="Accent 1" calcext:value="=[.D2:.D99]" calcext:base-cell-address="'2025-04-10-uo011236-10,000,000-k100-single-iteration-O0-O1-O2-O3-Os-Oz'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Roboto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name-complex="Roboto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Roboto" style:font-family-complex="Roboto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6-25T13:00:44.425158555</dc:date>
    <meta:editing-duration>P1DT1H21M43S</meta:editing-duration>
    <meta:editing-cycles>1</meta:editing-cycles>
    <meta:document-statistic meta:table-count="1" meta:cell-count="396" meta:object-count="0"/>
    <meta:generator>LibreOffice/25.2.1.2$Linux_X86_64 LibreOffice_project/520$Build-2</meta:generator>
  </office:meta>
</office:document-meta>
</file>